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148000020BF58022711.svm"/>
  <manifest:file-entry manifest:media-type="" manifest:full-path="Pictures/200000070000315E000020FF523FA2C3.svm"/>
  <manifest:file-entry manifest:media-type="" manifest:full-path="Pictures/2000000700003173000020D449F9A799.svm"/>
  <manifest:file-entry manifest:media-type="" manifest:full-path="Pictures/200000070000319D000020FF2FA61304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3pt" style:text-underline-style="none" fo:font-weight="bold" style:font-size-asian="13pt" style:font-weight-asian="bold" style:font-size-complex="13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3pt" fo:font-weight="normal" style:font-size-asian="13pt" style:font-weight-asian="normal" style:font-size-complex="13pt" style:font-weight-complex="normal"/>
    </style:style>
    <style:style style:name="T7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8" style:family="text">
      <style:text-properties fo:font-size="13pt"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style:style style:name="T9" style:family="text"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Grupa 3</text:p>
      <text:p text:style-name="P5">Adrian Pankiewicz 160381</text:p>
      <text:p text:style-name="P5">Bartłomiej Smykowski index</text:p>
      <text:p text:style-name="P2"/>
      <text:p text:style-name="P6">Bezpieczeństwo sieci komputerowych</text:p>
      <text:p text:style-name="P3">projekt 1 – dokumentacja </text:p>
      <text:p text:style-name="P7"/>
      <text:h text:style-name="Heading_20_1" text:outline-level="1">Interfejs</text:h>
      <text:p text:style-name="P7"/>
      <text:p text:style-name="P4">1. Menu główne</text:p>
      <text:p text:style-name="P4"/>
      <text:p text:style-name="P7"><draw:frame draw:style-name="fr1" draw:name="grafika1" text:anchor-type="paragraph" svg:width="12.702cm" svg:height="8.447cm" draw:z-index="0"><draw:image xlink:href="Pictures/200000070000319D000020FF2FA61304.svm" xlink:type="simple" xlink:show="embed" xlink:actuate="onLoad"/></draw:frame><text:tab/><text:span text:style-name="T5">Po uruchomieniu aplikacji użytkownikowi wyświetla się menu główne z czterema przyciskami:</text:span></text:p>
      <text:p text:style-name="P14"/>
      <text:list xml:id="list1095373548139359079" text:style-name="L1">
        <text:list-item>
          <text:list>
            <text:list-item>
              <text:p text:style-name="P15">Zarejestruj – przycisk przenosi użytkownika do <text:span text:style-name="T3">widoku rejestracji</text:span></text:p>
            </text:list-item>
            <text:list-item>
              <text:p text:style-name="P15">Szywrowanie – przycisk przenosi użytkownika do <text:span text:style-name="T3">widoku szyfrowania</text:span></text:p>
            </text:list-item>
            <text:list-item>
              <text:p text:style-name="P15">Deszyfrowanie – przycisk przenosi użytkownika do <text:span text:style-name="T3">widoku deszyfrowania</text:span></text:p>
            </text:list-item>
            <text:list-item>
              <text:p text:style-name="P17">Wyjdź – przycisk służący do zamykania aplikacji</text:p>
            </text:list-item>
          </text:list>
        </text:list-item>
      </text:list>
      <text:p text:style-name="P9"/>
      <text:p text:style-name="P8">2. Widok rejestracji</text:p>
      <text:p text:style-name="P8"><text:tab/></text:p>
      <text:p text:style-name="P9"><draw:frame draw:style-name="fr2" draw:name="grafika2" text:anchor-type="paragraph" svg:width="12.615cm" svg:height="8.384cm" draw:z-index="1"><draw:image xlink:href="Pictures/2000000700003148000020BF58022711.svm" xlink:type="simple" xlink:show="embed" xlink:actuate="onLoad"/></draw:frame><text:soft-page-break/><text:tab/></text:p>
      <text:p text:style-name="P10"><text:tab/><text:span text:style-name="T1">W tym widoku użytkownik ma możliwość zarejestrowania się w celu późniejszego szyfrowania plików swoim hasłem. W polu tekstowym "Login" podaje nazwę użytkownika, <text:s/>natomiast w polu "Hasło" swoje hasło. Po przyciśnięciu przycisku "Rejestruj" następuje rejestracja użytkownika. Przysisk "Menu główne" służy do powrotu do </text:span><text:span text:style-name="T2">Menu głównego.</text:span></text:p>
      <text:p text:style-name="P8"/>
      <text:p text:style-name="P8">3. Widok szyfrowania</text:p>
      <text:p text:style-name="P8"/>
      <text:p text:style-name="P8"><draw:frame draw:style-name="fr1" draw:name="grafika3" text:anchor-type="paragraph" svg:width="12.659cm" svg:height="8.403cm" draw:z-index="2"><draw:image xlink:href="Pictures/2000000700003173000020D449F9A799.svm" xlink:type="simple" xlink:show="embed" xlink:actuate="onLoad"/></draw:frame></text:p>
      <text:p text:style-name="P8"><text:tab/><text:span text:style-name="T6">Ten widok służy do szyfrowania plików. W lewym górnym rogu widnieje przycisk służący do wyboru pliku, który ma być zaszyfrowany. Po jego wciśnięciu otwiera się systemowy dialog do wyboru plików. Poniżej znajduje się pole w którym wpisuje się nazwę pliku wynikowego, natomiast jeszcze niżej przycisk otwierający systemowy dialog do wyboru folderu, w którym będzie znajdować się plik wynikowy. Sekcja "Użytkownicy" </text:span><text:span text:style-name="T6">służy do wyboru uprzednio zarejestrowanych użytkowników, dla których plik wynikowy ma być możliwy do odszyfrowania. W prawym górnym rogu umieszczona została rozwijana </text:span><text:soft-page-break/><text:span text:style-name="T6">lista z możliwością wyboru trybu szyfrowania, możliwe opcje to ECB, CBC, CFB lub OFB.</text:span></text:p>
      <text:p text:style-name="P8"><text:span text:style-name="T6">W środkowo-dolnej części widoku znajdują się informacje o wybranej konfiguracji oraz rozmiarze wybranego pliku. W prawym dolnym rogu znajduje się przycisk "Szyfruj" uruchamiający szyfrowanie oraz przycisk "Menu główne" przenoszący użytkownika do </text:span><text:span text:style-name="T7">Menu głównego.<text:line-break/><text:line-break/></text:span>3. Widok deszyfrowania</text:p>
      <text:p text:style-name="P8"/>
      <text:p text:style-name="P8"><draw:frame draw:style-name="fr3" draw:name="grafika4" text:anchor-type="paragraph" svg:x="2.18cm" svg:y="0cm" svg:width="12.638cm" svg:height="8.447cm" draw:z-index="3"><draw:image xlink:href="Pictures/200000070000315E000020FF523FA2C3.svm" xlink:type="simple" xlink:show="embed" xlink:actuate="onLoad"/></draw:frame></text:p>
      <text:p text:style-name="P18"><text:span text:style-name="T9">Widok służący do deszyfrowania uprzednio zaszyfrowanych plików. Użytkownik wskazuje lokalizację zaszyfrowanego piku, wybiera nazwę pliku odszyfrowanego oraz lokalizację w której plik ma być zapisany. Następnie musi znaleźć swoje konto z listy "Użytkownicy" oraz wpisać hasło w celu deszyfrowania. W środkowo-dolnej sekcji wyświetlane są informacje na temat konfiguracji deszyfrowania oraz rozmiar deszyfrowanego pliku. Przycisk "Deszyfruj" odkodowuje plik, a przycisk "Menu główne" powoduje powrót do </text:span></text:p>
      <text:p text:style-name="P8"><text:span text:style-name="T2">Menu głównego</text:span><text:span text:style-name="T8">.</text:span></text:p>
      <text:h text:style-name="Heading_20_1" text:outline-level="1">Użyte komponenty</text:h>
      <text:p text:style-name="P8"/>
      <text:list xml:id="list1346081664427547328" text:style-name="L2">
        <text:list-item>
          <text:p text:style-name="P13"><text:span text:style-name="T6">Oracle JDK 8</text:span></text:p>
        </text:list-item>
        <text:list-item>
          <text:p text:style-name="P13"><text:span text:style-name="T6">Maven</text:span></text:p>
        </text:list-item>
        <text:list-item>
          <text:p text:style-name="P13"><text:span text:style-name="T6">Lombok</text:span></text:p>
        </text:list-item>
        <text:list-item>
          <text:p text:style-name="P13"><text:span text:style-name="T6">JUnit 5</text:span></text:p>
        </text:list-item>
        <text:list-item>
          <text:p text:style-name="P13"><text:span text:style-name="T6">Google truth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2M38S</meta:editing-duration>
    <meta:editing-cycles>12</meta:editing-cycles>
    <meta:generator>OpenOffice/4.1.2$Win32 OpenOffice.org_project/412m3$Build-9782</meta:generator>
    <dc:date>2018-03-19T14:38:14.03</dc:date>
    <meta:document-statistic meta:table-count="0" meta:image-count="4" meta:object-count="0" meta:page-count="3" meta:paragraph-count="27" meta:word-count="328" meta:character-count="2381"/>
    <meta:user-defined meta:name="Info 1"/>
    <meta:user-defined meta:name="Info 2"/>
    <meta:user-defined meta:name="Info 3"/>
    <meta:user-defined meta:name="Info 4"/>
  </office:meta>
</office:document-meta>
</file>